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11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21cm" fo:min-width="0cm"/>
    </style:style>
    <style:style style:name="gr13" style:family="graphic" style:parent-style-name="objectwithoutfill">
      <style:graphic-properties draw:stroke="solid" draw:stroke-dash="Ultrafine_20_Dashed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Times New Roman1"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0.889cm" svg:x="1.25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35cm" svg:height="0.635cm" svg:x="2.27cm" svg:y="4.30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635cm" svg:height="0.635cm" svg:x="3.159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635cm" svg:height="0.635cm" svg:x="4.048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635cm" svg:height="0.635cm" svg:x="4.937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0.635cm" svg:height="0.635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6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35cm" svg:height="0.001cm" svg:x="1.381cm" svg:y="4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0.635cm" svg:height="0.635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0.635cm" svg:height="0.635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635cm" svg:height="0.635cm" svg:x="3.159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0.635cm" svg:height="0.635cm" svg:x="4.048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635cm" svg:height="0.635cm" svg:x="4.93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0.635cm" svg:height="0.635cm" svg:x="5.826cm" svg:y="2.90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.698cm" svg:y1="3.54cm" svg:x2="1.698cm" svg:y2="4.302cm" draw:start-shape="id1" draw:start-glue-point="2" draw:end-shape="id2" draw:end-glue-point="0" svg:d="M1698 3540v762" svg:viewBox="0 0 1 763">
          <text:p/>
        </draw:connector>
        <draw:connector draw:style-name="gr9" draw:text-style-name="P1" draw:layer="layout" draw:type="line" svg:x1="2.587cm" svg:y1="3.54cm" svg:x2="2.587cm" svg:y2="4.302cm" draw:start-shape="id3" draw:start-glue-point="2" draw:end-shape="id4" draw:end-glue-point="0" svg:d="M2587 3540v762" svg:viewBox="0 0 1 763">
          <text:p/>
        </draw:connector>
        <draw:connector draw:style-name="gr9" draw:text-style-name="P1" draw:layer="layout" draw:type="line" svg:x1="3.476cm" svg:y1="3.54cm" svg:x2="3.476cm" svg:y2="4.302cm" draw:start-shape="id5" draw:end-shape="id6" draw:end-glue-point="0" svg:d="M3476 3540v762" svg:viewBox="0 0 1 763">
          <text:p/>
        </draw:connector>
        <draw:connector draw:style-name="gr9" draw:text-style-name="P1" draw:layer="layout" draw:type="line" svg:x1="4.365cm" svg:y1="3.54cm" svg:x2="4.365cm" svg:y2="4.302cm" draw:start-shape="id7" draw:start-glue-point="2" draw:end-shape="id8" svg:d="M4365 3540v762" svg:viewBox="0 0 1 763">
          <text:p/>
        </draw:connector>
        <draw:connector draw:style-name="gr9" draw:text-style-name="P1" draw:layer="layout" draw:type="line" svg:x1="5.254cm" svg:y1="3.54cm" svg:x2="5.254cm" svg:y2="4.302cm" draw:start-shape="id9" draw:start-glue-point="2" draw:end-shape="id10" draw:end-glue-point="0" svg:d="M5254 3540v762" svg:viewBox="0 0 1 763">
          <text:p/>
        </draw:connector>
        <draw:connector draw:style-name="gr9" draw:text-style-name="P1" draw:layer="layout" draw:type="line" svg:x1="6.143cm" svg:y1="3.54cm" svg:x2="6.143cm" svg:y2="4.302cm" draw:start-shape="id11" draw:start-glue-point="2" draw:end-shape="id12" draw:end-glue-point="0" svg:d="M6143 3540v762" svg:viewBox="0 0 1 763">
          <text:p/>
        </draw:connector>
        <draw:line draw:style-name="gr10" draw:text-style-name="P1" draw:layer="layout" svg:x1="3.032cm" svg:y1="2.397cm" svg:x2="3.032cm" svg:y2="9.763cm">
          <text:p/>
        </draw:line>
        <draw:line draw:style-name="gr10" draw:text-style-name="P1" draw:layer="layout" svg:x1="4.81cm" svg:y1="2.397cm" svg:x2="4.81cm" svg:y2="9.763cm">
          <text:p/>
        </draw:line>
        <draw:frame draw:style-name="gr11" draw:text-style-name="P2" draw:layer="layout" svg:width="1.497cm" svg:height="0.729cm" svg:x="1.381cm" svg:y="9.034cm">
          <draw:text-box>
            <text:p><text:span text:style-name="T1">P1: 1</text:span></text:p>
          </draw:text-box>
        </draw:frame>
        <draw:frame draw:style-name="gr11" draw:text-style-name="P2" draw:layer="layout" svg:width="1.497cm" svg:height="0.729cm" svg:x="3.159cm" svg:y="9.034cm">
          <draw:text-box>
            <text:p><text:span text:style-name="T1">P2: 5</text:span></text:p>
          </draw:text-box>
        </draw:frame>
        <draw:frame draw:style-name="gr11" draw:text-style-name="P2" draw:layer="layout" svg:width="1.497cm" svg:height="0.729cm" svg:x="4.937cm" svg:y="9.034cm">
          <draw:text-box>
            <text:p><text:span text:style-name="T1">P1: 9</text:span></text:p>
          </draw:text-box>
        </draw:frame>
        <draw:custom-shape draw:style-name="gr1" draw:text-style-name="P1" draw:layer="layout" svg:width="11.557cm" svg:height="0.889cm" svg:x="7.096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draw:transform="rotate (-1.5707963267949) translate (13.192cm 2.9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draw:transform="rotate (-1.5707963267949) translate (12.43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1.668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0.906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0.144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9.382cm 2.90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7.985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8.526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76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002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6.2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5.478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4.716cm 2.9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3.319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223cm" svg:y="2.90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792cm" svg:y1="2.27cm" svg:x2="14.792cm" svg:y2="9.89cm">
          <text:p/>
        </draw:line>
        <draw:line draw:style-name="gr10" draw:text-style-name="P1" draw:layer="layout" svg:x1="10.982cm" svg:y1="2.27cm" svg:x2="10.982cm" svg:y2="9.89cm">
          <text:p/>
        </draw:line>
        <draw:frame draw:style-name="gr12" draw:text-style-name="P3" draw:layer="layout" svg:width="4.968cm" svg:height="0.844cm" svg:x="1.493cm" svg:y="1.381cm">
          <draw:text-box>
            <text:p><text:span text:style-name="T2">Flat Data Parallelism</text:span></text:p>
          </draw:text-box>
        </draw:frame>
        <draw:frame draw:style-name="gr12" draw:text-style-name="P3" draw:layer="layout" svg:width="5.612cm" svg:height="0.844cm" svg:x="10.247cm" svg:y="1.254cm">
          <draw:text-box>
            <text:p><text:span text:style-name="T2">Nested Data Parallelism</text:span></text:p>
          </draw:text-box>
        </draw:frame>
        <draw:line draw:style-name="gr13" draw:text-style-name="P1" draw:layer="layout" svg:x1="6.842cm" svg:y1="1cm" svg:x2="6.842cm" svg:y2="10.144cm">
          <text:p/>
        </draw:line>
        <draw:frame draw:style-name="gr11" draw:text-style-name="P2" draw:layer="layout" svg:width="1.497cm" svg:height="0.729cm" svg:x="8.239cm" svg:y="9.034cm">
          <draw:text-box>
            <text:p><text:span text:style-name="T1">P1: 5</text:span></text:p>
          </draw:text-box>
        </draw:frame>
        <draw:frame draw:style-name="gr11" draw:text-style-name="P2" draw:layer="layout" svg:width="1.497cm" svg:height="0.729cm" svg:x="12.303cm" svg:y="9.001cm">
          <draw:text-box>
            <text:p><text:span text:style-name="T1">P2: 5</text:span></text:p>
          </draw:text-box>
        </draw:frame>
        <draw:frame draw:style-name="gr11" draw:text-style-name="P2" draw:layer="layout" svg:width="1.497cm" svg:height="0.729cm" svg:x="16.267cm" svg:y="9.034cm">
          <draw:text-box>
            <text:p><text:span text:style-name="T1">P3: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20:16:14.877829227</meta:creation-date>
    <dc:date>2015-07-22T21:22:19.496265763</dc:date>
    <meta:editing-duration>PT43M23S</meta:editing-duration>
    <meta:editing-cycles>26</meta:editing-cycles>
    <meta:generator>LibreOffice/4.2.8.2$Linux_x86 LibreOffice_project/420m0$Build-2</meta:generator>
    <meta:document-statistic meta:object-count="58"/>
  </office:meta>
</office:document-meta>
</file>